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cec" officeooo:paragraph-rsid="0004ace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62920" officeooo:paragraph-rsid="0006292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6292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aa5e" style:font-weight-asian="normal" style:font-weight-complex="normal"/>
    </style:style>
    <style:style style:name="T3" style:family="text">
      <style:text-properties fo:font-weight="normal" officeooo:rsid="00096d16" style:font-weight-asian="normal" style:font-weight-complex="normal"/>
    </style:style>
    <style:style style:name="T4" style:family="text">
      <style:text-properties fo:font-weight="normal" officeooo:rsid="000a64d6" style:font-weight-asian="normal" style:font-weight-complex="normal"/>
    </style:style>
    <style:style style:name="T5" style:family="text">
      <style:text-properties officeooo:rsid="0007aa5e"/>
    </style:style>
    <style:style style:name="T6" style:family="text">
      <style:text-properties fo:font-size="12pt" fo:font-weight="normal" officeooo:rsid="0007aa5e" style:font-size-asian="10.5pt" style:font-weight-asian="normal" style:font-size-complex="12pt" style:font-weight-complex="normal"/>
    </style:style>
    <style:style style:name="T7" style:family="text">
      <style:text-properties officeooo:rsid="0008d2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andinaavia</text:p>
      <text:p text:style-name="P1"/>
      <text:p text:style-name="P2">1. Taani</text:p>
      <text:p text:style-name="P2"><text:tab/><text:span text:style-name="T2">Sources <text:tab/>: </text:span><text:a xlink:type="simple" xlink:href="https://en.wikipedia.org/wiki/Denmark" text:style-name="Internet_20_link" text:visited-style-name="Visited_20_Internet_20_Link"><text:span text:style-name="T2">https://en.wikipedia.org/wiki/Denmark</text:span></text:a></text:p>
      <text:p text:style-name="P3"><text:span text:style-name="T6"><text:tab/><text:tab/><text:tab/>: </text:span><text:a xlink:type="simple" xlink:href="https://eh.net/encyclopedia/an-economic-history-of-denmark/" text:style-name="Internet_20_link" text:visited-style-name="Visited_20_Internet_20_Link"><text:span text:style-name="T5">eh</text:span></text:a></text:p>
      <text:p text:style-name="P3"><text:tab/><text:tab/><text:tab/>: <text:a xlink:type="simple" xlink:href="https://www.britannica.com/place/Denmark/Postwar-Denmark-1945-c-1990" text:style-name="Internet_20_link" text:visited-style-name="Visited_20_Internet_20_Link"><text:span text:style-name="T5">Brit</text:span></text:a></text:p>
      <text:p text:style-name="P2"><text:tab/><text:tab/><text:tab/></text:p>
      <text:p text:style-name="P2"><text:span text:style-name="T1"><text:tab/></text:span><text:span text:style-name="T3">Raw text:<text:tab/></text:span><text:span text:style-name="T4">Stuff</text:span></text:p>
      <text:p text:style-name="P2">2. Rootsi</text:p>
      <text:p text:style-name="P2">3. Norra</text:p>
      <text:p text:style-name="P2">4. Isla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0:02:48.702424646</meta:creation-date>
    <dc:date>2022-02-09T10:59:22.587158354</dc:date>
    <meta:editing-duration>PT26M13S</meta:editing-duration>
    <meta:editing-cycles>4</meta:editing-cycles>
    <meta:generator>LibreOffice/7.1.7.2$Linux_X86_64 LibreOffice_project/10$Build-2</meta:generator>
    <meta:document-statistic meta:table-count="0" meta:image-count="0" meta:object-count="0" meta:page-count="1" meta:paragraph-count="10" meta:word-count="19" meta:character-count="130" meta:non-whitespace-character-count="108"/>
  </office:meta>
</office:document-meta>
</file>